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 Tit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is a sample ODP fil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22:48:41.452671000</meta:creation-date>
    <dc:date>2026-01-02T22:49:23.561321000</dc:date>
    <meta:editing-duration>PT43S</meta:editing-duration>
    <meta:editing-cycles>1</meta:editing-cycles>
    <meta:document-statistic meta:object-count="25"/>
    <meta:generator>LibreOffice/25.8.4.2$MacOSX_AARCH64 LibreOffice_project/290daaa01b999472f0c7a3890eb6a550fd74c6df</meta:generator>
  </office:meta>
</office:document-meta>
</file>